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2cm" fo:min-width="3.437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783cm" fo:min-width="2.438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559cm" fo:min-width="2.214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65cm" fo:min-width="0.976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02cm" fo:min-width="2.54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665cm" fo:min-width="1.011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108cm" fo:min-width="2.675cm"/>
    </style:style>
    <style:style style:name="gr11" style:family="graphic" style:parent-style-name="standard">
      <style:graphic-properties draw:marker-end="Rounded_20_large_20_Arrow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beration Mono"/>
    </style:style>
    <style:style style:name="P3" style:family="paragraph">
      <loext:graphic-properties draw:fill="none"/>
      <style:paragraph-properties fo:text-align="center"/>
      <style:text-properties style:font-name="Courier New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3.937cm" svg:height="1.27cm" svg:x="5.38cm" svg:y="3.416cm">
          <text:p text:style-name="P1"><text:span text:style-name="T1">ch=g1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.048cm" svg:height="1.143cm" svg:x="5.824cm" svg:y="1.6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3.048cm" svg:height="1.143cm" svg:x="17.127cm" svg:y="17.964cm">
          <text:p text:style-name="P1"><text:span text:style-name="T1">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3.554cm" svg:height="2.201cm" svg:x="5.445cm" svg:y="8.246cm">
          <text:p text:style-name="P1"><text:span text:style-name="T1">ch=='A'</text:span></text:p>
          <draw:enhanced-geometry svg:viewBox="0 0 21600 21600" draw:mirror-horizontal="false" draw:mirror-vertical="false" draw:glue-points="10800 0 0 10800 10800 21600 21600 10800" draw:text-areas="?f3 ?f3 ?f4 ?f4" draw:type="hexagon" draw:modifiers="108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4" draw:layer="layout" svg:x1="5.445cm" svg:y1="9.347cm" svg:x2="4.579cm" svg:y2="10.301cm" draw:start-shape="id1" draw:start-glue-point="5" draw:end-shape="id2" draw:end-glue-point="0" svg:d="M5445 9347h-866v954" svg:viewBox="0 0 867 955">
          <text:p/>
        </draw:connector>
        <draw:custom-shape draw:style-name="gr6" draw:text-style-name="P2" xml:id="id2" draw:id="id2" draw:layer="layout" svg:width="3.04cm" svg:height="1.27cm" svg:x="3.059cm" svg:y="10.301cm">
          <text:p text:style-name="P1"><text:span text:style-name="T1">ch=g2(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3.639cm" svg:height="2.201cm" svg:x="10.271cm" svg:y="12.946cm">
          <text:p text:style-name="P1"><text:span text:style-name="T1">ch=='B'</text:span></text:p>
          <draw:enhanced-geometry svg:viewBox="0 0 21600 21600" draw:mirror-horizontal="false" draw:mirror-vertical="false" draw:glue-points="10800 0 0 10800 10800 21600 21600 10800" draw:text-areas="?f3 ?f3 ?f4 ?f4" draw:type="hexagon" draw:modifiers="108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4" draw:layer="layout" svg:x1="8.999cm" svg:y1="9.347cm" svg:x2="18.651cm" svg:y2="17.964cm" draw:start-shape="id1" draw:start-glue-point="7" draw:end-shape="id3" draw:end-glue-point="0" svg:d="M8999 9347h9652v8617" svg:viewBox="0 0 9653 8618">
          <text:p/>
        </draw:connector>
        <draw:frame draw:style-name="gr8" draw:text-style-name="P5" draw:layer="layout" svg:width="2.159cm" svg:height="0.962cm" svg:x="4.456cm" svg:y="8.523cm">
          <draw:text-box>
            <text:p>true</text:p>
          </draw:text-box>
        </draw:frame>
        <draw:frame draw:style-name="gr8" draw:text-style-name="P5" draw:layer="layout" svg:width="2.159cm" svg:height="0.962cm" svg:x="9.857cm" svg:y="8.523cm">
          <draw:text-box>
            <text:p>false</text:p>
          </draw:text-box>
        </draw:frame>
        <draw:connector draw:style-name="gr5" draw:text-style-name="P4" draw:layer="layout" svg:x1="13.91cm" svg:y1="14.047cm" svg:x2="15.033cm" svg:y2="14.843cm" draw:start-shape="id4" draw:start-glue-point="7" draw:end-shape="id5" draw:end-glue-point="0" svg:d="M13910 14047h1123v796" svg:viewBox="0 0 1124 797">
          <text:p/>
        </draw:connector>
        <draw:frame draw:style-name="gr8" draw:text-style-name="P5" draw:layer="layout" svg:width="2.159cm" svg:height="0.962cm" svg:x="13.573cm" svg:y="13.065cm">
          <draw:text-box>
            <text:p>false</text:p>
          </draw:text-box>
        </draw:frame>
        <draw:connector draw:style-name="gr5" draw:text-style-name="P4" draw:layer="layout" draw:line-skew="0.286cm" svg:x1="10.271cm" svg:y1="14.047cm" svg:x2="7.583cm" svg:y2="7.115cm" draw:start-shape="id4" draw:start-glue-point="5" draw:end-shape="id6" draw:end-glue-point="10" svg:d="M10271 14047h-1058v-6932h-1630" svg:viewBox="0 0 2689 6933">
          <text:p/>
        </draw:connector>
        <draw:frame draw:style-name="gr8" draw:text-style-name="P5" draw:layer="layout" svg:width="2.159cm" svg:height="0.962cm" svg:x="9.247cm" svg:y="13.138cm">
          <draw:text-box>
            <text:p>true</text:p>
          </draw:text-box>
        </draw:frame>
        <draw:connector draw:style-name="gr5" draw:text-style-name="P4" draw:layer="layout" svg:x1="4.579cm" svg:y1="11.571cm" svg:x2="12.091cm" svg:y2="12.946cm" draw:start-shape="id2" draw:start-glue-point="2" draw:end-shape="id4" draw:end-glue-point="4" svg:d="M4579 11571v687h7512v688" svg:viewBox="0 0 7513 1376">
          <text:p/>
        </draw:connector>
        <draw:connector draw:style-name="gr5" draw:text-style-name="P4" draw:layer="layout" draw:type="line" svg:x1="7.348cm" svg:y1="2.743cm" svg:x2="7.348cm" svg:y2="3.416cm" draw:start-shape="id7" draw:start-glue-point="2" draw:end-shape="id8" draw:end-glue-point="0" svg:d="M7348 2743v673" svg:viewBox="0 0 1 674">
          <text:p/>
        </draw:connector>
        <draw:connector draw:style-name="gr5" draw:text-style-name="P4" draw:layer="layout" draw:type="line" svg:x1="7.329cm" svg:y1="7.369cm" svg:x2="7.222cm" svg:y2="8.246cm" draw:start-shape="id6" draw:start-glue-point="8" draw:end-shape="id1" draw:end-glue-point="4" svg:d="M7329 7369l-107 877" svg:viewBox="0 0 108 878">
          <text:p/>
        </draw:connector>
        <draw:custom-shape draw:style-name="gr9" draw:text-style-name="P1" xml:id="id6" draw:id="id6" draw:layer="layout" svg:width="0.508cm" svg:height="0.508cm" svg:x="7.075cm" svg:y="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7.348cm" svg:y1="4.686cm" svg:x2="7.33cm" svg:y2="5.562cm" draw:start-shape="id8" draw:start-glue-point="2" draw:end-shape="id9" draw:end-glue-point="4" svg:d="M7348 4686l-18 876" svg:viewBox="0 0 19 877">
          <text:p/>
        </draw:connector>
        <draw:custom-shape draw:style-name="gr10" draw:text-style-name="P2" xml:id="id5" draw:id="id5" draw:layer="layout" svg:width="3.175cm" svg:height="1.358cm" svg:x="13.446cm" svg:y="14.843cm">
          <text:p text:style-name="P1"><text:span text:style-name="T1">ch=g3()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9" draw:id="id9" draw:layer="layout" svg:width="0.508cm" svg:height="0.508cm" svg:x="7.076cm" svg:y="5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7.33cm" svg:y1="6.07cm" svg:x2="7.329cm" svg:y2="6.861cm" draw:start-shape="id9" draw:start-glue-point="8" draw:end-shape="id6" draw:end-glue-point="4" svg:d="M7330 6070l-1 791" svg:viewBox="0 0 2 792">
          <text:p/>
        </draw:connector>
        <draw:connector draw:style-name="gr11" draw:text-style-name="P1" draw:layer="layout" draw:line-skew="0cm 7.122cm" svg:x1="15.033cm" svg:y1="16.201cm" svg:x2="7.584cm" svg:y2="5.816cm" draw:start-shape="id5" draw:start-glue-point="2" draw:end-shape="id9" draw:end-glue-point="10" svg:d="M15033 16201v501h2604v-10886h-10053" svg:viewBox="0 0 10054 1088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7T20:02:42.003000000</meta:creation-date>
    <dc:date>2021-09-02T03:00:23.264000000</dc:date>
    <meta:editing-duration>PT7M27S</meta:editing-duration>
    <meta:editing-cycles>2</meta:editing-cycles>
    <meta:generator>LibreOffice/6.3.2.2$Windows_X86_64 LibreOffice_project/98b30e735bda24bc04ab42594c85f7fd8be07b9c</meta:generator>
    <meta:document-statistic meta:object-count="23"/>
  </office:meta>
</office:document-meta>
</file>